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1000000004A38E87E69.png" manifest:media-type="image/png"/>
  <manifest:file-entry manifest:full-path="Pictures/100000010000005E0000001A11A924BF.png" manifest:media-type="image/png"/>
  <manifest:file-entry manifest:full-path="Pictures/1000000100000174000000422145A109.png" manifest:media-type="image/png"/>
  <manifest:file-entry manifest:full-path="Pictures/100000010000015D00000137FF094213.png" manifest:media-type="image/png"/>
  <manifest:file-entry manifest:full-path="Pictures/100000010000015D00000137D3CA9C2C.png" manifest:media-type="image/png"/>
  <manifest:file-entry manifest:full-path="Pictures/100000010000015D000001370A5E83D6.png" manifest:media-type="image/png"/>
  <manifest:file-entry manifest:full-path="Pictures/100000010000013F00000180B2DE548E.png" manifest:media-type="image/png"/>
  <manifest:file-entry manifest:full-path="Pictures/100000010000013F00000180B055ED44.png" manifest:media-type="image/png"/>
  <manifest:file-entry manifest:full-path="Pictures/100000010000013C0000018A53B0EEC2.png" manifest:media-type="image/png"/>
  <manifest:file-entry manifest:full-path="Pictures/10000001000001D800000232A07AD019.png" manifest:media-type="image/png"/>
  <manifest:file-entry manifest:full-path="Pictures/100000010000015D000001375202A28A.png" manifest:media-type="image/png"/>
  <manifest:file-entry manifest:full-path="Pictures/100000010000013E0000018717466606.png" manifest:media-type="image/png"/>
  <manifest:file-entry manifest:full-path="Pictures/100000010000015D0000013785423D14.png" manifest:media-type="image/png"/>
  <manifest:file-entry manifest:full-path="Pictures/1000000100000144000001876B950E47.png" manifest:media-type="image/png"/>
  <manifest:file-entry manifest:full-path="Pictures/100000010000015D00000137043D1CE3.png" manifest:media-type="image/png"/>
  <manifest:file-entry manifest:full-path="Pictures/10000001000001440000018613AB2A96.png" manifest:media-type="image/png"/>
  <manifest:file-entry manifest:full-path="Pictures/100000010000015D000001372C0A3948.png" manifest:media-type="image/png"/>
  <manifest:file-entry manifest:full-path="Pictures/100000010000015D00000137E957A83F.png" manifest:media-type="image/png"/>
  <manifest:file-entry manifest:full-path="Pictures/100000010000015D000001379BAC60DC.png" manifest:media-type="image/png"/>
  <manifest:file-entry manifest:full-path="Pictures/100000010000005E0000001AC4F355B4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6.995cm" fo:min-width="8.314cm" draw:shadow="visible" loext:shadow-blur="0.353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3.513cm" fo:min-width="4.263cm" fo:padding-top="0.165cm" fo:padding-bottom="0.165cm" fo:padding-left="0.29cm" fo:padding-right="0.29cm" draw:shadow="visible" loext:shadow-blur="0.353cm" loext:decorative="false"/>
    </style:style>
    <style:style style:name="gr4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1.795cm" fo:min-width="2.289cm" fo:padding-top="0.165cm" fo:padding-bottom="0.165cm" fo:padding-left="0.29cm" fo:padding-right="0.29cm" draw:shadow="visible" loext:shadow-blur="0.353cm" loext:decorative="false"/>
    </style:style>
    <style:style style:name="gr5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2.432cm" fo:min-width="2.852cm" fo:padding-top="0.165cm" fo:padding-bottom="0.165cm" fo:padding-left="0.29cm" fo:padding-right="0.29cm" draw:shadow="visible" loext:shadow-blur="0.353cm" loext:decorative="false"/>
    </style:style>
    <style:style style:name="gr6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2.974cm" fo:min-width="3.585cm" fo:padding-top="0.165cm" fo:padding-bottom="0.165cm" fo:padding-left="0.29cm" fo:padding-right="0.29cm" draw:shadow="visible" loext:shadow-blur="0.353cm" loext:decorative="false"/>
    </style:style>
    <style:style style:name="gr7" style:family="graphic" style:parent-style-name="standard">
      <style:graphic-properties draw:stroke="none" draw:fill="none" fo:min-height="0.662cm" draw:shadow="hidden" loext:shadow-blur="0.176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fo:min-height="0.61cm" loext:decorative="false"/>
      <style:paragraph-properties style:writing-mode="lr-tb"/>
    </style:style>
    <style:style style:name="gr11" style:family="graphic" style:parent-style-name="standard">
      <style:graphic-properties draw:fill="solid" draw:fill-color="#ffdbb6" draw:textarea-horizontal-align="center" draw:textarea-vertical-align="middle" draw:shadow="visible" loext:shadow-blur="0.353cm" loext:decorative="false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horizontal-align="center" draw:textarea-vertical-align="middle" fo:padding-top="0.151cm" fo:padding-bottom="0.151cm" fo:padding-left="0.276cm" fo:padding-right="0.276cm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12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3.373cm" fo:min-width="8.865cm" draw:shadow="visible" loext:shadow-blur="0.353cm" loext:decorative="false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6.008cm" fo:min-width="8.865cm" draw:shadow="visible" loext:shadow-blur="0.353cm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shadow="hidden" loext:shadow-blur="0.353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Object_20_with_20_no_20_fill_20_and_20_no_20_line">
      <style:graphic-properties draw:textarea-horizontal-align="center" draw:textarea-vertical-align="middle" draw:shadow="hidden" draw:shadow-offset-x="0.212cm" draw:shadow-offset-y="0.212cm" loext:shadow-blur="0.353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13pt" style:font-size-asian="13pt" style:font-size-complex="13pt"/>
    </style:style>
    <style:style style:name="P5" style:family="paragraph">
      <loext:graphic-properties draw:fill="none"/>
      <style:text-properties style:font-name="Arial" fo:font-size="13pt" fo:font-weight="bold" style:font-size-asian="13pt" style:font-weight-asian="bold" style:font-size-complex="13pt" style:font-weight-complex="bold"/>
    </style:style>
    <style:style style:name="P6" style:family="paragraph">
      <style:paragraph-properties fo:text-align="center"/>
      <style:text-properties style:font-name="Arial" fo:font-size="14.5pt"/>
    </style:style>
    <style:style style:name="P7" style:family="paragraph">
      <loext:graphic-properties draw:fill="none" draw:fill-color="#ffffff"/>
      <style:paragraph-properties fo:text-align="center"/>
      <style:text-properties style:font-name="Arial" fo:font-size="14.5pt" style:font-size-asian="14pt" style:font-size-complex="14pt"/>
    </style:style>
    <style:style style:name="P8" style:family="paragraph">
      <style:paragraph-properties fo:text-align="center"/>
      <style:text-properties fo:font-size="14.5pt"/>
    </style:style>
    <style:style style:name="P9" style:family="paragraph">
      <loext:graphic-properties draw:fill="solid" draw:fill-color="#ffdbb6"/>
      <style:paragraph-properties fo:text-align="center"/>
      <style:text-properties fo:font-size="14.5pt" style:font-size-asian="14pt" style:font-size-complex="14pt"/>
    </style:style>
    <style:style style:name="P10" style:family="paragraph">
      <loext:graphic-properties draw:fill-color="#cccccc"/>
      <style:paragraph-properties fo:text-align="center"/>
    </style:style>
    <style:style style:name="T1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4" draw:id="id4">
          <draw:custom-shape draw:style-name="gr2" draw:text-style-name="P2" draw:layer="layout" svg:width="8.814cm" svg:height="7.245cm" svg:x="5.68cm" svg:y="0.65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6.847cm" svg:height="5.435cm" draw:transform="skewX (-0.14172073526194) rotate (-0.063355451847394) translate (6.783cm 1.0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4.055cm" svg:height="3.003cm" draw:transform="skewX (-0.14154620233674) rotate (-0.0637045176977929) translate (8.077cm 2.4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4.852cm" svg:height="3.906cm" draw:transform="skewX (-0.141197136486341) rotate (-0.0631809189221955) translate (7.729cm 1.94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5.889cm" svg:height="4.67cm" draw:transform="skewX (-0.141371669411541) rotate (-0.063355451847394) translate (7.314cm 1.5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5" draw:layer="layout" svg:width="6.817cm" svg:height="0.912cm" svg:x="5.719cm" svg:y="0.727cm">
            <draw:text-box>
              <text:p text:style-name="P4"><text:span text:style-name="T1">fMOST template generation</text:span></text:p>
            </draw:text-box>
          </draw:frame>
          <draw:frame draw:style-name="gr8" draw:text-style-name="P3" draw:layer="layout" svg:width="1.205cm" svg:height="0.331cm" draw:transform="skewX (0.0240855436775218) rotate (-0.683645468006179) translate (11.536cm 5.605cm)">
            <draw:image xlink:href="Pictures/100000010000005E0000001AC4F355B4.png" xlink:type="simple" xlink:show="embed" xlink:actuate="onLoad" draw:mime-type="image/png">
              <text:p/>
            </draw:image>
          </draw:frame>
          <draw:frame draw:style-name="gr8" draw:text-style-name="P3" draw:layer="layout" svg:width="1.205cm" svg:height="0.332cm" draw:transform="skewX (-0.0301941960595018) rotate (0.683645468006179) translate (10.999cm 3.314cm)">
            <draw:image xlink:href="Pictures/100000010000005E0000001AC4F355B4.png" xlink:type="simple" xlink:show="embed" xlink:actuate="onLoad" draw:mime-type="image/png">
              <text:p/>
            </draw:image>
          </draw:frame>
          <draw:frame draw:style-name="gr8" draw:text-style-name="P3" draw:layer="layout" svg:width="1.212cm" svg:height="0.328cm" draw:transform="skewX (0.0244346095279207) rotate (-0.424115008234623) translate (7.942cm 2.759cm)">
            <draw:image xlink:href="Pictures/100000010000005E0000001AC4F355B4.png" xlink:type="simple" xlink:show="embed" xlink:actuate="onLoad" draw:mime-type="image/png">
              <text:p/>
            </draw:image>
          </draw:frame>
          <draw:frame draw:style-name="gr8" draw:text-style-name="P3" draw:layer="layout" svg:width="1.219cm" svg:height="0.328cm" svg:x="11.76cm" svg:y="3.947cm">
            <draw:image xlink:href="Pictures/100000010000005E0000001AC4F355B4.png" xlink:type="simple" xlink:show="embed" xlink:actuate="onLoad" draw:mime-type="image/png">
              <text:p/>
            </draw:image>
          </draw:frame>
          <draw:frame draw:style-name="gr9" draw:text-style-name="P1" draw:layer="layout" svg:width="1.306cm" svg:height="1.581cm" svg:x="12.694cm" svg:y="5.912cm">
            <draw:image xlink:href="Pictures/1000000100000144000001876B950E47.png" xlink:type="simple" xlink:show="embed" xlink:actuate="onLoad" draw:mime-type="image/png">
              <text:p/>
            </draw:image>
          </draw:frame>
          <draw:frame draw:style-name="gr9" draw:text-style-name="P1" draw:layer="layout" svg:width="1.306cm" svg:height="1.582cm" svg:x="13.067cm" svg:y="3.417cm">
            <draw:image xlink:href="Pictures/10000001000001440000018613AB2A96.png" xlink:type="simple" xlink:show="embed" xlink:actuate="onLoad" draw:mime-type="image/png">
              <text:p/>
            </draw:image>
          </draw:frame>
          <draw:frame draw:style-name="gr9" draw:text-style-name="P1" draw:layer="layout" svg:width="1.305cm" svg:height="1.581cm" svg:x="12.312cm" svg:y="1.535cm">
            <draw:image xlink:href="Pictures/100000010000013F00000180B055ED44.png" xlink:type="simple" xlink:show="embed" xlink:actuate="onLoad" draw:mime-type="image/png">
              <text:p/>
            </draw:image>
          </draw:frame>
          <draw:frame draw:style-name="gr9" draw:text-style-name="P1" draw:layer="layout" svg:width="1.49cm" svg:height="1.318cm" svg:x="8.738cm" svg:y="3.871cm">
            <draw:image xlink:href="Pictures/100000010000015D00000137043D1CE3.png" xlink:type="simple" xlink:show="embed" xlink:actuate="onLoad" draw:mime-type="image/png">
              <text:p/>
            </draw:image>
          </draw:frame>
          <draw:frame draw:style-name="gr9" draw:text-style-name="P1" draw:layer="layout" svg:width="1.436cm" svg:height="1.319cm" svg:x="9.392cm" svg:y="2.239cm">
            <draw:image xlink:href="Pictures/100000010000015D00000137E957A83F.png" xlink:type="simple" xlink:show="embed" xlink:actuate="onLoad" draw:mime-type="image/png">
              <text:p/>
            </draw:image>
          </draw:frame>
          <draw:frame draw:style-name="gr9" draw:text-style-name="P1" draw:layer="layout" svg:width="1.437cm" svg:height="1.318cm" svg:x="10.241cm" svg:y="3.868cm">
            <draw:image xlink:href="Pictures/100000010000015D0000013785423D14.png" xlink:type="simple" xlink:show="embed" xlink:actuate="onLoad" draw:mime-type="image/png">
              <text:p/>
            </draw:image>
          </draw:frame>
          <draw:frame draw:style-name="gr8" draw:text-style-name="P3" draw:layer="layout" svg:width="1.19cm" svg:height="0.335cm" draw:transform="skewX (-0.0239110107523223) rotate (0.962723615400072) translate (9.118cm 6.397cm)">
            <draw:image xlink:href="Pictures/100000010000005E0000001AC4F355B4.png" xlink:type="simple" xlink:show="embed" xlink:actuate="onLoad" draw:mime-type="image/png">
              <text:p/>
            </draw:image>
          </draw:frame>
          <draw:frame draw:style-name="gr9" draw:text-style-name="P1" draw:layer="layout" svg:width="1.306cm" svg:height="1.634cm" svg:x="6.043cm" svg:y="1.887cm">
            <draw:image xlink:href="Pictures/100000010000013C0000018A53B0EEC2.png" xlink:type="simple" xlink:show="embed" xlink:actuate="onLoad" draw:mime-type="image/png">
              <text:p/>
            </draw:image>
          </draw:frame>
          <draw:frame draw:style-name="gr9" draw:text-style-name="P1" draw:layer="layout" svg:width="1.305cm" svg:height="1.581cm" svg:x="5.819cm" svg:y="4.283cm">
            <draw:image xlink:href="Pictures/100000010000013E0000018717466606.png" xlink:type="simple" xlink:show="embed" xlink:actuate="onLoad" draw:mime-type="image/png">
              <text:p/>
            </draw:image>
          </draw:frame>
          <draw:frame draw:style-name="gr8" draw:text-style-name="P3" draw:layer="layout" svg:width="1.212cm" svg:height="0.33cm" draw:transform="skewX (-0.0242600766027212) rotate (0.175929188601028) translate (7.427cm 4.871cm)">
            <draw:image xlink:href="Pictures/100000010000005E0000001AC4F355B4.png" xlink:type="simple" xlink:show="embed" xlink:actuate="onLoad" draw:mime-type="image/png">
              <text:p/>
            </draw:image>
          </draw:frame>
          <draw:frame draw:style-name="gr9" draw:text-style-name="P1" draw:layer="layout" svg:width="1.304cm" svg:height="1.58cm" svg:x="7.676cm" svg:y="5.996cm">
            <draw:image xlink:href="Pictures/100000010000013F00000180B2DE548E.png" xlink:type="simple" xlink:show="embed" xlink:actuate="onLoad" draw:mime-type="image/png">
              <text:p/>
            </draw:image>
          </draw:frame>
        </draw:g>
        <draw:frame draw:style-name="gr9" draw:text-style-name="P1" xml:id="id1" draw:id="id1" draw:layer="layout" svg:width="3.016cm" svg:height="3.623cm" svg:x="0.423cm" svg:y="1.551cm">
          <draw:image xlink:href="Pictures/10000001000001D800000232A07AD019.png" xlink:type="simple" xlink:show="embed" xlink:actuate="onLoad" draw:mime-type="image/png">
            <text:p/>
          </draw:image>
        </draw:frame>
        <draw:frame draw:style-name="gr10" draw:text-style-name="P7" draw:layer="layout" svg:width="3.59cm" svg:height="0.86cm" svg:x="0.136cm" svg:y="0.719cm">
          <draw:text-box>
            <text:p text:style-name="P6"><text:span text:style-name="T2">Input fMOST</text:span></text:p>
          </draw:text-box>
        </draw:frame>
        <draw:rect draw:style-name="gr11" draw:text-style-name="P9" xml:id="id2" draw:id="id2" draw:layer="layout" svg:width="3.301cm" svg:height="2.085cm" svg:x="0.281cm" svg:y="6.162cm">
          <text:p text:style-name="P8"><text:span text:style-name="T3">N4 bias</text:span></text:p>
          <text:p text:style-name="P8"><text:span text:style-name="T3">correction</text:span></text:p>
        </draw:rect>
        <draw:connector draw:style-name="gr12" draw:text-style-name="P3" draw:layer="layout" draw:type="line" svg:x1="1.931cm" svg:y1="5.174cm" svg:x2="1.931cm" svg:y2="6.162cm" draw:start-shape="id1" draw:start-glue-point="2" draw:end-shape="id2" draw:end-glue-point="0" svg:d="M1931 5174v988" svg:viewBox="0 0 1 989">
          <text:p/>
        </draw:connector>
        <draw:frame draw:style-name="gr13" draw:text-style-name="P1" xml:id="id3" draw:id="id3" draw:layer="layout" svg:width="3.016cm" svg:height="3.623cm" svg:x="0.423cm" svg:y="9.089cm">
          <draw:image xlink:href="Pictures/10000001000001D800000232A07AD019.png" xlink:type="simple" xlink:show="embed" xlink:actuate="onLoad" draw:mime-type="image/png">
            <text:p/>
          </draw:image>
        </draw:frame>
        <draw:connector draw:style-name="gr12" draw:text-style-name="P3" draw:layer="layout" draw:type="line" svg:x1="1.931cm" svg:y1="8.247cm" svg:x2="1.931cm" svg:y2="9.089cm" draw:start-shape="id2" draw:start-glue-point="2" draw:end-shape="id3" draw:end-glue-point="0" svg:d="M1931 8247v842" svg:viewBox="0 0 1 843">
          <text:p/>
        </draw:connector>
        <draw:g draw:style-name="gr1" xml:id="id5" draw:id="id5">
          <draw:custom-shape draw:style-name="gr14" draw:text-style-name="P10" draw:layer="layout" svg:width="9.365cm" svg:height="3.623cm" svg:x="5.404cm" svg:y="9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" draw:layer="layout" svg:width="2.908cm" svg:height="2.631cm" svg:x="5.628cm" svg:y="9.974cm">
            <draw:image xlink:href="Pictures/100000010000015D00000137E957A83F.png" xlink:type="simple" xlink:show="embed" xlink:actuate="onLoad" draw:mime-type="image/png">
              <text:p/>
            </draw:image>
          </draw:frame>
          <draw:frame draw:style-name="gr9" draw:text-style-name="P1" draw:layer="layout" svg:width="2.906cm" svg:height="2.631cm" svg:x="8.609cm" svg:y="9.974cm">
            <draw:image xlink:href="Pictures/100000010000015D00000137043D1CE3.png" xlink:type="simple" xlink:show="embed" xlink:actuate="onLoad" draw:mime-type="image/png">
              <text:p/>
            </draw:image>
          </draw:frame>
          <draw:frame draw:style-name="gr9" draw:text-style-name="P1" draw:layer="layout" svg:width="2.909cm" svg:height="2.63cm" svg:x="11.599cm" svg:y="9.978cm">
            <draw:image xlink:href="Pictures/100000010000015D0000013785423D14.png" xlink:type="simple" xlink:show="embed" xlink:actuate="onLoad" draw:mime-type="image/png">
              <text:p/>
            </draw:image>
          </draw:frame>
          <draw:frame draw:style-name="gr7" draw:text-style-name="P5" draw:layer="layout" svg:width="6.817cm" svg:height="0.912cm" svg:x="5.404cm" svg:y="9.212cm">
            <draw:text-box>
              <text:p text:style-name="P4"><text:span text:style-name="T1">fMOST template</text:span></text:p>
            </draw:text-box>
          </draw:frame>
        </draw:g>
        <draw:connector draw:style-name="gr12" draw:text-style-name="P3" draw:layer="layout" draw:type="line" svg:x1="10.087cm" svg:y1="7.897cm" svg:x2="10.086cm" svg:y2="9.108cm" draw:start-shape="id4" draw:start-glue-point="2" draw:end-shape="id5" draw:end-glue-point="0" svg:d="M10087 7897l-1 1211" svg:viewBox="0 0 2 1212">
          <text:p/>
        </draw:connector>
        <draw:g draw:style-name="gr1">
          <draw:custom-shape draw:style-name="gr15" draw:text-style-name="P10" draw:layer="layout" svg:width="9.365cm" svg:height="6.258cm" svg:x="5.457cm" svg:y="14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5" draw:layer="layout" svg:width="6.817cm" svg:height="0.912cm" svg:x="5.457cm" svg:y="14.707cm">
            <draw:text-box>
              <text:p text:style-name="P4"><text:span text:style-name="T1">AllenCCFv3</text:span></text:p>
            </draw:text-box>
          </draw:frame>
          <draw:frame draw:style-name="gr9" draw:text-style-name="P1" draw:layer="layout" svg:width="2.924cm" svg:height="2.635cm" svg:x="5.592cm" svg:y="15.384cm">
            <draw:image xlink:href="Pictures/100000010000015D000001370A5E83D6.png" xlink:type="simple" xlink:show="embed" xlink:actuate="onLoad" draw:mime-type="image/png">
              <text:p/>
            </draw:image>
          </draw:frame>
          <draw:frame draw:style-name="gr9" draw:text-style-name="P1" draw:layer="layout" svg:width="2.925cm" svg:height="2.635cm" svg:x="8.684cm" svg:y="15.384cm">
            <draw:image xlink:href="Pictures/100000010000015D00000137FF094213.png" xlink:type="simple" xlink:show="embed" xlink:actuate="onLoad" draw:mime-type="image/png">
              <text:p/>
            </draw:image>
          </draw:frame>
          <draw:frame draw:style-name="gr9" draw:text-style-name="P1" draw:layer="layout" svg:width="2.925cm" svg:height="2.635cm" svg:x="11.776cm" svg:y="15.384cm">
            <draw:image xlink:href="Pictures/100000010000015D000001375202A28A.png" xlink:type="simple" xlink:show="embed" xlink:actuate="onLoad" draw:mime-type="image/png">
              <text:p/>
            </draw:image>
          </draw:frame>
          <draw:frame draw:style-name="gr9" draw:text-style-name="P1" draw:layer="layout" svg:width="2.924cm" svg:height="2.635cm" svg:x="5.592cm" svg:y="18.122cm">
            <draw:image xlink:href="Pictures/100000010000015D00000137D3CA9C2C.png" xlink:type="simple" xlink:show="embed" xlink:actuate="onLoad" draw:mime-type="image/png">
              <text:p/>
            </draw:image>
          </draw:frame>
          <draw:frame draw:style-name="gr9" draw:text-style-name="P1" draw:layer="layout" svg:width="2.925cm" svg:height="2.635cm" svg:x="8.684cm" svg:y="18.122cm">
            <draw:image xlink:href="Pictures/100000010000015D000001379BAC60DC.png" xlink:type="simple" xlink:show="embed" xlink:actuate="onLoad" draw:mime-type="image/png">
              <text:p/>
            </draw:image>
          </draw:frame>
          <draw:frame draw:style-name="gr9" draw:text-style-name="P1" draw:layer="layout" svg:width="2.925cm" svg:height="2.636cm" svg:x="11.776cm" svg:y="18.104cm">
            <draw:image xlink:href="Pictures/100000010000015D000001372C0A3948.png" xlink:type="simple" xlink:show="embed" xlink:actuate="onLoad" draw:mime-type="image/png">
              <text:p/>
            </draw:image>
          </draw:frame>
        </draw:g>
        <draw:frame draw:style-name="gr9" draw:text-style-name="P1" draw:layer="layout" svg:width="1.704cm" svg:height="0.475cm" svg:x="3.517cm" svg:y="10.651cm">
          <draw:image xlink:href="Pictures/100000010000005E0000001A11A924BF.png" xlink:type="simple" xlink:show="embed" xlink:actuate="onLoad" draw:mime-type="image/png">
            <text:p/>
          </draw:image>
        </draw:frame>
        <draw:frame draw:style-name="gr16" draw:text-style-name="P1" draw:layer="layout" svg:width="1.718cm" svg:height="0.469cm" draw:transform="rotate (1.5707963267949) translate (9.781cm 14.498cm)">
          <draw:image xlink:href="Pictures/100000010000005E0000001A11A924BF.png" xlink:type="simple" xlink:show="embed" xlink:actuate="onLoad" draw:mime-type="image/png">
            <text:p/>
          </draw:image>
        </draw:frame>
        <draw:frame draw:style-name="gr17" draw:text-style-name="P1" draw:layer="layout" svg:width="1.733cm" svg:height="0.506cm" svg:x="3.531cm" svg:y="9.992cm">
          <draw:image xlink:href="Pictures/10000001000001000000004A38E87E69.png" xlink:type="simple" xlink:show="embed" xlink:actuate="onLoad" draw:mime-type="image/png">
            <text:p/>
          </draw:image>
        </draw:frame>
        <draw:frame draw:style-name="gr16" draw:text-style-name="P1" draw:layer="layout" svg:width="3.064cm" svg:height="0.548cm" svg:x="6.536cm" svg:y="13.396cm">
          <draw:image xlink:href="Pictures/1000000100000174000000422145A10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15.2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8:56:41.364603929</meta:creation-date>
    <dc:date>2024-03-26T06:28:13.899805275</dc:date>
    <meta:editing-duration>PT11H31M31S</meta:editing-duration>
    <meta:editing-cycles>3</meta:editing-cycles>
    <meta:generator>LibreOffice/7.6.4.1$MacOSX_X86_64 LibreOffice_project/e19e193f88cd6c0525a17fb7a176ed8e6a3e2aa1</meta:generator>
    <meta:document-statistic meta:object-count="48"/>
  </office:meta>
</office:document-meta>
</file>